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3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.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34cm" fo:min-width="0.61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64cm" fo:min-width="2.1cm" draw:shadow="hidden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24cm" fo:min-width="0.053cm" draw:shadow="hidden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06cm" fo:min-width="0.238cm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2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2cm" fo:min-width="0.85cm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64cm" fo:min-width="1.7cm" draw:shadow="hidden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48cm" fo:min-width="0.238cm" draw:shadow="hidden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072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7cm"/>
    </style:style>
    <style:style style:name="P1" style:family="paragraph">
      <loext:graphic-properties draw:fill-color="#ffffff"/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8cm" svg:height="1.5cm" draw:transform="skewX (0.00593411945678072) rotate (0.00628318530717958) translate (1cm 2cm)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3cm" svg:x2="1.6cm" svg:y2="2.55cm">
          <text:p text:style-name="P3"/>
        </draw:line>
        <draw:line draw:style-name="gr3" draw:text-style-name="P2" draw:layer="layout" svg:x1="1.1cm" svg:y1="3cm" svg:x2="1.6cm" svg:y2="3cm">
          <text:p/>
        </draw:line>
        <draw:line draw:style-name="gr3" draw:text-style-name="P2" draw:layer="layout" svg:x1="1.561cm" svg:y1="2.5cm" svg:x2="2.1cm" svg:y2="2.5cm">
          <text:p/>
        </draw:line>
        <draw:line draw:style-name="gr3" draw:text-style-name="P2" draw:layer="layout" svg:x1="2.1cm" svg:y1="3.025cm" svg:x2="2.1cm" svg:y2="2.475cm">
          <text:p/>
        </draw:line>
        <draw:line draw:style-name="gr3" draw:text-style-name="P2" draw:layer="layout" svg:x1="2.092cm" svg:y1="3cm" svg:x2="2.631cm" svg:y2="3cm">
          <text:p/>
        </draw:line>
        <draw:line draw:style-name="gr3" draw:text-style-name="P2" draw:layer="layout" svg:x1="2.6cm" svg:y1="3.05cm" svg:x2="2.6cm" svg:y2="2.5cm">
          <text:p/>
        </draw:line>
        <draw:line draw:style-name="gr3" draw:text-style-name="P2" draw:layer="layout" svg:x1="2.592cm" svg:y1="2.5cm" svg:x2="3.131cm" svg:y2="2.5cm">
          <text:p/>
        </draw:line>
        <draw:line draw:style-name="gr3" draw:text-style-name="P2" draw:layer="layout" svg:x1="3.1cm" svg:y1="2.975cm" svg:x2="3.1cm" svg:y2="2.525cm">
          <text:p/>
        </draw:line>
        <draw:line draw:style-name="gr3" draw:text-style-name="P2" draw:layer="layout" svg:x1="3.092cm" svg:y1="3cm" svg:x2="3.631cm" svg:y2="3cm">
          <text:p/>
        </draw:line>
        <draw:custom-shape draw:style-name="gr4" draw:text-style-name="P1" draw:layer="layout" svg:width="3.1cm" svg:height="1.3cm" svg:x="0.9cm" svg:y="3.7cm">
          <text:p text:style-name="P3"><text:span text:style-name="T1">Gerador de </text:span></text:p>
          <text:p text:style-name="P3"><text:span text:style-name="T1">pulso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1.1cm" svg:x="5cm" svg:y="2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" draw:text-style-name="P1" xml:id="id1" draw:id="id1" draw:layer="layout" svg:width="2.6cm" svg:height="1.514cm" draw:transform="skewX (0.00593411945678072) rotate (0.00628318530717959) translate (7.2cm 2.003cm)">
          <text:p text:style-name="P3"><text:span text:style-name="T1">Contad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53cm" svg:height="0.274cm" draw:transform="skewX (0.00733038285837618) rotate (0.00628318530717959) translate (7.4cm 2.203cm)">
          <text:p text:style-name="P3"><text:span text:style-name="T2">CK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38cm" svg:height="0.456cm" draw:transform="skewX (0.00436332312998583) rotate (0.00628318530717959) translate (8.991cm 2.944cm)">
          <text:p text:style-name="P3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3.2cm" svg:height="1cm" svg:x="10.8cm" svg:y="2.2cm">
          <text:p text:style-name="P3"><text:span text:style-name="T1">Decodificador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9.8cm" svg:y1="2.744cm" svg:x2="10.8cm" svg:y2="2.7cm" draw:start-shape="id1" draw:start-glue-point="1" draw:end-shape="id2" draw:end-glue-point="3" svg:d="M9800 2744l1000-44" svg:viewBox="0 0 1001 45">
          <text:p/>
        </draw:connector>
        <draw:custom-shape draw:style-name="gr11" draw:text-style-name="P5" xml:id="id3" draw:id="id3" draw:layer="layout" svg:width="1.7cm" svg:height="0.9cm" svg:x="15.1cm" svg:y="2.2cm">
          <text:p text:style-name="P3"><text:span text:style-name="T1">“</text:span><text:span text:style-name="T1">Driver”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4cm" svg:y1="2.7cm" svg:x2="15.1cm" svg:y2="2.65cm" draw:start-shape="id2" draw:start-glue-point="1" draw:end-shape="id3" draw:end-glue-point="3" svg:d="M14000 2700l1100-50" svg:viewBox="0 0 1101 51">
          <text:p/>
        </draw:connector>
        <draw:custom-shape draw:style-name="gr12" draw:text-style-name="P6" xml:id="id4" draw:id="id4" draw:layer="layout" svg:width="1.4cm" svg:height="1.5cm" svg:x="17.6cm" svg:y="1.9cm">
          <text:p/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8.02cm" svg:y1="2.088cm" svg:x2="18.02cm" svg:y2="2.613cm">
          <text:p/>
        </draw:line>
        <draw:line draw:style-name="gr3" draw:text-style-name="P7" draw:layer="layout" svg:x1="18.02cm" svg:y1="2.688cm" svg:x2="18.02cm" svg:y2="3.213cm">
          <text:p/>
        </draw:line>
        <draw:line draw:style-name="gr3" draw:text-style-name="P7" draw:layer="layout" svg:x1="18.58cm" svg:y1="2.088cm" svg:x2="18.58cm" svg:y2="2.613cm">
          <text:p/>
        </draw:line>
        <draw:line draw:style-name="gr3" draw:text-style-name="P7" draw:layer="layout" svg:x1="18.58cm" svg:y1="2.688cm" svg:x2="18.58cm" svg:y2="3.213cm">
          <text:p/>
        </draw:line>
        <draw:line draw:style-name="gr3" draw:text-style-name="P7" draw:layer="layout" svg:x1="18.055cm" svg:y1="2.051cm" svg:x2="18.545cm" svg:y2="2.051cm">
          <text:p/>
        </draw:line>
        <draw:line draw:style-name="gr3" draw:text-style-name="P7" draw:layer="layout" svg:x1="18.055cm" svg:y1="2.651cm" svg:x2="18.545cm" svg:y2="2.651cm">
          <text:p/>
        </draw:line>
        <draw:line draw:style-name="gr3" draw:text-style-name="P7" draw:layer="layout" svg:x1="18.055cm" svg:y1="3.251cm" svg:x2="18.545cm" svg:y2="3.251cm">
          <text:p/>
        </draw:line>
        <draw:custom-shape draw:style-name="gr12" draw:text-style-name="P6" draw:layer="layout" svg:width="1.4cm" svg:height="1.5cm" svg:x="19.2cm" svg:y="1.9cm">
          <text:p/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9.62cm" svg:y1="2.088cm" svg:x2="19.62cm" svg:y2="2.613cm">
          <text:p/>
        </draw:line>
        <draw:line draw:style-name="gr3" draw:text-style-name="P7" draw:layer="layout" svg:x1="19.62cm" svg:y1="2.688cm" svg:x2="19.62cm" svg:y2="3.213cm">
          <text:p/>
        </draw:line>
        <draw:line draw:style-name="gr3" draw:text-style-name="P7" draw:layer="layout" svg:x1="20.18cm" svg:y1="2.088cm" svg:x2="20.18cm" svg:y2="2.613cm">
          <text:p/>
        </draw:line>
        <draw:line draw:style-name="gr3" draw:text-style-name="P7" draw:layer="layout" svg:x1="20.18cm" svg:y1="2.688cm" svg:x2="20.18cm" svg:y2="3.213cm">
          <text:p/>
        </draw:line>
        <draw:line draw:style-name="gr3" draw:text-style-name="P7" draw:layer="layout" svg:x1="19.655cm" svg:y1="2.051cm" svg:x2="20.145cm" svg:y2="2.051cm">
          <text:p/>
        </draw:line>
        <draw:line draw:style-name="gr3" draw:text-style-name="P7" draw:layer="layout" svg:x1="19.655cm" svg:y1="2.651cm" svg:x2="20.145cm" svg:y2="2.651cm">
          <text:p/>
        </draw:line>
        <draw:line draw:style-name="gr3" draw:text-style-name="P7" draw:layer="layout" svg:x1="19.655cm" svg:y1="3.251cm" svg:x2="20.145cm" svg:y2="3.251cm">
          <text:p/>
        </draw:line>
        <draw:connector draw:style-name="gr10" draw:text-style-name="P2" draw:layer="layout" draw:type="line" svg:x1="16.8cm" svg:y1="2.65cm" svg:x2="17.6cm" svg:y2="2.65cm" draw:start-shape="id3" draw:start-glue-point="1" draw:end-shape="id4" svg:d="M16800 2650h800" svg:viewBox="0 0 801 1">
          <text:p/>
        </draw:connector>
        <draw:custom-shape draw:style-name="gr13" draw:text-style-name="P1" draw:layer="layout" svg:width="3.4cm" svg:height="0.7cm" svg:x="17.2cm" svg:y="3.54cm">
          <text:p text:style-name="P3"><text:span text:style-name="T3">Display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2cm" svg:height="1cm" svg:x="10.8cm" svg:y="2.2cm">
          <text:p text:style-name="P3"><text:span text:style-name="T1">Decodificado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5" draw:id="id5" draw:layer="layout" svg:width="2.2cm" svg:height="1cm" svg:x="1.2cm" svg:y="5.8cm">
          <text:p text:style-name="P3"><text:span text:style-name="T1">Botão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2cm" svg:height="1cm" svg:x="10.8cm" svg:y="2.2cm">
          <text:p text:style-name="P3"><text:span text:style-name="T1">Decodificado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6" draw:id="id6" draw:layer="layout" svg:width="3cm" svg:height="1cm" svg:x="4.5cm" svg:y="5.8cm">
          <text:p text:style-name="P3"><text:span text:style-name="T1">“</text:span><text:span text:style-name="T1">Debouncing”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3.4cm" svg:y1="6.3cm" svg:x2="4.5cm" svg:y2="6.3cm" draw:start-shape="id5" draw:start-glue-point="1" draw:end-shape="id6" svg:d="M3400 6300h1100" svg:viewBox="0 0 1101 1">
          <text:p/>
        </draw:connector>
        <draw:custom-shape draw:style-name="gr16" draw:text-style-name="P1" xml:id="id7" draw:id="id7" draw:layer="layout" svg:width="2.2cm" svg:height="1.514cm" draw:transform="skewX (0.00593411945678072) rotate (0.00628318530717959) translate (8.8cm 5.5cm)">
          <text:p text:style-name="P3"><text:span text:style-name="T3">Flip-Fl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738cm" svg:height="0.398cm" draw:transform="skewX (0.00436332312998583) rotate (0.00628318530717959) translate (9.691cm 6.502cm)">
          <text:p text:style-name="P3"><text:span text:style-name="T2">CLR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7.5cm" svg:y1="6.3cm" svg:x2="8.801cm" svg:y2="6.257cm" draw:start-shape="id6" draw:start-glue-point="1" draw:end-shape="id7" svg:d="M7500 6300l1301-43" svg:viewBox="0 0 1302 44">
          <text:p/>
        </draw:connector>
        <draw:custom-shape draw:style-name="gr18" draw:text-style-name="P5" draw:layer="layout" svg:width="1.6cm" svg:height="1cm" svg:x="1.3cm" svg:y="9.1cm">
          <text:p text:style-name="P3"><text:span text:style-name="T1">PO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9cm" svg:y1="9.6cm" svg:x2="12.4cm" svg:y2="9.6cm">
          <text:p/>
        </draw:line>
        <draw:line draw:style-name="gr10" draw:text-style-name="P2" draw:layer="layout" svg:x1="10.1cm" svg:y1="9.6cm" svg:x2="10.1cm" svg:y2="7cm">
          <text:p/>
        </draw:line>
        <draw:line draw:style-name="gr3" draw:text-style-name="P2" draw:layer="layout" svg:x1="12.4cm" svg:y1="9.6cm" svg:x2="12.4cm" svg:y2="4.5cm">
          <text:p/>
        </draw:line>
        <draw:line draw:style-name="gr3" draw:text-style-name="P2" draw:layer="layout" svg:x1="12.4cm" svg:y1="4.5cm" svg:x2="8.7cm" svg:y2="4.5cm">
          <text:p/>
        </draw:line>
        <draw:line draw:style-name="gr10" draw:text-style-name="P2" draw:layer="layout" svg:x1="8.7cm" svg:y1="4.5cm" svg:x2="8.7cm" svg:y2="3.5cm">
          <text:p/>
        </draw:line>
        <draw:custom-shape draw:style-name="gr19" draw:text-style-name="P5" draw:layer="layout" svg:width="2.7cm" svg:height="1cm" svg:x="12.4cm" svg:y="10.3cm">
          <text:p text:style-name="P3"><text:span text:style-name="T1">Comparado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1.1cm" svg:x="16.4cm" svg:y="10.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3" draw:text-style-name="P2" draw:layer="layout" svg:x1="15.1cm" svg:y1="10.6cm" svg:x2="16.4cm" svg:y2="10.6cm">
          <text:p/>
        </draw:line>
        <draw:custom-shape draw:style-name="gr20" draw:text-style-name="P1" draw:layer="layout" svg:width="0.3cm" svg:height="0.3cm" svg:x="16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3.8cm" svg:y1="2.4cm" svg:x2="5cm" svg:y2="2.4cm">
          <text:p/>
        </draw:line>
        <draw:line draw:style-name="gr10" draw:text-style-name="P2" draw:layer="layout" svg:x1="15.3cm" svg:y1="11.2cm" svg:x2="16.1cm" svg:y2="11.2cm">
          <text:p/>
        </draw:line>
        <draw:line draw:style-name="gr3" draw:text-style-name="P2" draw:layer="layout" svg:x1="15.3cm" svg:y1="11.2cm" svg:x2="15.3cm" svg:y2="12.1cm">
          <text:p/>
        </draw:line>
        <draw:line draw:style-name="gr3" draw:text-style-name="P2" draw:layer="layout" svg:x1="15.3cm" svg:y1="12.1cm" svg:x2="11.5cm" svg:y2="12.1cm">
          <text:p/>
        </draw:line>
        <draw:line draw:style-name="gr3" draw:text-style-name="P2" draw:layer="layout" svg:x1="11.5cm" svg:y1="12.1cm" svg:x2="11.5cm" svg:y2="6.1cm">
          <text:p/>
        </draw:line>
        <draw:line draw:style-name="gr3" draw:text-style-name="P2" draw:layer="layout" svg:x1="11cm" svg:y1="6.1cm" svg:x2="11.5cm" svg:y2="6.1cm">
          <text:p/>
        </draw:line>
        <draw:line draw:style-name="gr3" draw:text-style-name="P2" draw:layer="layout" svg:x1="11.5cm" svg:y1="6.1cm" svg:x2="11.5cm" svg:y2="5cm">
          <text:p/>
        </draw:line>
        <draw:line draw:style-name="gr3" draw:text-style-name="P2" draw:layer="layout" svg:x1="11.5cm" svg:y1="5cm" svg:x2="4.3cm" svg:y2="5cm">
          <text:p/>
        </draw:line>
        <draw:line draw:style-name="gr3" draw:text-style-name="P2" draw:layer="layout" svg:x1="4.3cm" svg:y1="5cm" svg:x2="4.3cm" svg:y2="3.1cm">
          <text:p/>
        </draw:line>
        <draw:line draw:style-name="gr10" draw:text-style-name="P2" draw:layer="layout" svg:x1="4.3cm" svg:y1="3.1cm" svg:x2="5cm" svg:y2="3.1cm">
          <text:p/>
        </draw:line>
        <draw:custom-shape draw:style-name="gr11" draw:text-style-name="P5" draw:layer="layout" svg:width="1.7cm" svg:height="0.9cm" svg:x="18.4cm" svg:y="10.3cm">
          <text:p text:style-name="P3"><text:span text:style-name="T1">“</text:span><text:span text:style-name="T1">Driver”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7.7cm" svg:y1="10.8cm" svg:x2="18.4cm" svg:y2="10.8cm">
          <text:p/>
        </draw:line>
        <draw:custom-shape draw:style-name="gr12" draw:text-style-name="P6" draw:layer="layout" svg:width="1.4cm" svg:height="1.5cm" svg:x="18.6cm" svg:y="12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8cm" svg:height="0.7cm" svg:x="18.9cm" svg:y="1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1" draw:layer="layout" svg:width="3.2cm" svg:height="0.7cm" svg:x="17.6cm" svg:y="13.84cm">
          <text:p text:style-name="P3"><text:span text:style-name="T1">(Lâmpada)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9.3cm" svg:y1="11.2cm" svg:x2="19.3cm" svg:y2="12.1cm">
          <text:p/>
        </draw:line>
        <draw:line draw:style-name="gr3" draw:text-style-name="P2" draw:layer="layout" svg:x1="7.2cm" svg:y1="2.5cm" svg:x2="7.5cm" svg:y2="2.7cm">
          <text:p/>
        </draw:line>
        <draw:line draw:style-name="gr3" draw:text-style-name="P2" draw:layer="layout" svg:x1="7.5cm" svg:y1="2.7cm" svg:x2="7.2cm" svg:y2="2.9cm">
          <text:p/>
        </draw:line>
        <draw:line draw:style-name="gr10" draw:text-style-name="P2" draw:layer="layout" svg:x1="6.3cm" svg:y1="2.7cm" svg:x2="7.2cm" svg:y2="2.7cm">
          <text:p/>
        </draw:line>
        <draw:line draw:style-name="gr3" draw:text-style-name="P2" draw:layer="layout" svg:x1="10.1cm" svg:y1="2.7cm" svg:x2="10.1cm" svg:y2="3.8cm">
          <text:p/>
        </draw:line>
        <draw:line draw:style-name="gr3" draw:text-style-name="P2" draw:layer="layout" svg:x1="10.1cm" svg:y1="3.8cm" svg:x2="13.6cm" svg:y2="3.8cm">
          <text:p/>
        </draw:line>
        <draw:line draw:style-name="gr10" draw:text-style-name="P2" draw:layer="layout" svg:x1="13.6cm" svg:y1="3.8cm" svg:x2="13.6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14:25:29.872000000</meta:creation-date>
    <dc:date>2016-02-23T15:36:10.162000000</dc:date>
    <meta:editing-duration>PT7M40S</meta:editing-duration>
    <meta:editing-cycles>1</meta:editing-cycles>
    <meta:document-statistic meta:object-count="77"/>
    <meta:generator>LibreOffice/5.1.0.3$Windows_x86 LibreOffice_project/5e3e00a007d9b3b6efb6797a8b8e57b51ab1f737</meta:generator>
  </office:meta>
</office:document-meta>
</file>